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4*"/>
    </style:style>
    <style:style style:name="Table1.D" style:family="table-column">
      <style:table-column-properties style:column-width="0.4326in" style:rel-column-width="4096*"/>
    </style:style>
    <style:style style:name="Table1.F" style:family="table-column">
      <style:table-column-properties style:column-width="0.4326in" style:rel-column-width="4095*"/>
    </style:style>
    <style:style style:name="Table1.K" style:family="table-column">
      <style:table-column-properties style:column-width="0.4326in" style:rel-column-width="4097*"/>
    </style:style>
    <style:style style:name="Table1.L" style:family="table-column">
      <style:table-column-properties style:column-width="0.4333in" style:rel-column-width="409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P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-color="#ff66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 style:writing-mode="lr-tb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P9" style:family="paragraph">
      <loext:graphic-properties draw:fill-color="#ff6600"/>
      <style:paragraph-properties fo:text-align="center"/>
      <style:text-properties fo:font-size="12pt"/>
    </style:style>
    <style:style style:name="P10" style:family="paragraph">
      <loext:graphic-properties draw:fill-color="#801900"/>
      <style:paragraph-properties fo:text-align="center" style:writing-mode="lr-tb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417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textarea-horizontal-align="justify" draw:textarea-vertical-align="middle" draw:auto-grow-height="false" fo:min-height="0.1335in" fo:min-width="0.1335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99ff66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5" draw:name="Shape 72" draw:style-name="gr8" draw:text-style-name="P7" svg:width="0.1335in" svg:height="0.1335in" svg:x="0.598in" svg:y="0.4118in"><text:p/><draw:enhanced-geometry svg:viewBox="0 0 21600 21600" draw:type="rectangle" draw:enhanced-path="M 0 0 L 21600 0 21600 21600 0 21600 0 0 Z N"/></draw:custom-shape><draw:custom-shape text:anchor-type="paragraph" draw:z-index="3" draw:name="Shape 70" draw:style-name="gr10" draw:text-style-name="P9" svg:width="0.135in" svg:height="0.135in" svg:x="1.8811in" svg:y="0.4146in"><text:p/><draw:enhanced-geometry svg:viewBox="0 0 21600 21600" draw:type="rectangle" draw:enhanced-path="M 0 0 L 21600 0 21600 21600 0 21600 0 0 Z N"/></draw:custom-shape><draw:custom-shape text:anchor-type="paragraph" draw:z-index="1" draw:name="Shape 68" draw:style-name="gr9" draw:text-style-name="P8" svg:width="0.1335in" svg:height="0.1335in" svg:x="3.6327in" svg:y="0.4189in"><text:p/><draw:enhanced-geometry svg:viewBox="0 0 21600 21600" draw:type="rectangle" draw:enhanced-path="M 0 0 L 21600 0 21600 21600 0 21600 0 0 Z N"/></draw:custom-shape><draw:custom-shape text:anchor-type="paragraph" draw:z-index="13" draw:name="Shape 2" draw:style-name="gr8" draw:text-style-name="P7" svg:width="0.1335in" svg:height="0.1335in" svg:x="5.7819in" svg:y="0.4217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F"/>
        <table:table-column table:style-name="Table1.A"/>
        <table:table-column table:style-name="Table1.D" table:number-columns-repeated="2"/>
        <table:table-column table:style-name="Table1.F"/>
        <table:table-column table:style-name="Table1.K"/>
        <table:table-column table:style-name="Table1.L" table:number-columns-repeated="3"/>
        <table:table-column table:style-name="Table1.K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4" draw:name="Shape 71" draw:style-name="gr14" draw:text-style-name="P8" svg:width="0.1378in" svg:height="0.1378in" svg:x="0.1283in" svg:y="0.157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8" draw:text-style-name="P7" svg:width="0.1335in" svg:height="0.1335in" svg:x="0.1165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46" draw:style-name="gr11" draw:text-style-name="P9" svg:width="0.1335in" svg:height="0.1335in" svg:x="0.1146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1" draw:style-name="gr9" draw:text-style-name="P8" svg:width="0.1335in" svg:height="0.1335in" svg:x="0.1209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1" draw:text-style-name="P9" svg:width="0.1335in" svg:height="0.1335in" svg:x="0.128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3" draw:text-style-name="P8" svg:width="0.135in" svg:height="0.135in" svg:x="0.10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45" draw:style-name="gr12" draw:text-style-name="P10" svg:width="0.1335in" svg:height="0.1335in" svg:x="0.1291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10" draw:text-style-name="P9" svg:width="0.135in" svg:height="0.135in" svg:x="0.12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44" draw:style-name="gr1" draw:text-style-name="P3" svg:width="0.1343in" svg:height="0.1343in" svg:x="0.1299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4" draw:style-name="gr7" draw:text-style-name="P4" svg:width="0.135in" svg:height="0.1421in" svg:x="0.1339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5" draw:style-name="gr3" draw:text-style-name="P5" svg:width="0.135in" svg:height="0.135in" svg:x="0.131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1" draw:name="Shape 48" draw:style-name="gr4" draw:text-style-name="P3" svg:width="0.1362in" svg:height="0.1362in" svg:x="0.1311in" svg:y="0.159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3" draw:text-style-name="P5" svg:width="0.135in" svg:height="0.135in" svg:x="0.1319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8" draw:style-name="gr6" draw:text-style-name="P6" svg:width="0.1335in" svg:height="0.1335in" svg:x="0.124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7" draw:style-name="gr5" draw:text-style-name="P4" svg:width="0.1335in" svg:height="0.1335in" svg:x="0.1102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9" draw:name="Shape 9" draw:style-name="gr3" draw:text-style-name="P5" svg:width="0.135in" svg:height="0.135in" svg:x="0.1374in" svg:y="0.168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3" draw:style-name="gr1" draw:text-style-name="P3" svg:width="0.1343in" svg:height="0.1343in" svg:x="0.107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2" draw:style-name="gr2" draw:text-style-name="P4" svg:width="0.135in" svg:height="0.135in" svg:x="0.111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1" draw:style-name="gr3" draw:text-style-name="P5" svg:width="0.135in" svg:height="0.135in" svg:x="0.120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0" draw:style-name="gr4" draw:text-style-name="P3" svg:width="0.1362in" svg:height="0.1362in" svg:x="0.1256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16:44:12.594946742</dc:date>
    <meta:editing-duration>PT2H25M21S</meta:editing-duration>
    <meta:editing-cycles>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